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C9600002412B85E9666.wmf" manifest:media-type=""/>
  <manifest:file-entry manifest:full-path="Pictures/2000000900001FA000000C320071B4AA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 Math" svg:font-family="'Cambria Math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fr" fo:country="FR" style:text-underline-style="none" style:font-size-asian="11pt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fr" fo:country="FR" style:text-underline-style="none" style:font-size-asian="11pt"/>
    </style:style>
    <style:style style:name="P4" style:family="paragraph" style:parent-style-name="Standard">
      <style:paragraph-properties fo:margin-top="0cm" fo:margin-bottom="0.353cm" style:contextual-spacing="false" fo:line-height="100%"/>
    </style:style>
    <style:style style:name="P5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auto"/>
      <style:text-properties style:font-name="Calibri" fo:font-size="11pt" fo:language="fr" fo:country="FR" style:text-underline-style="solid" style:text-underline-width="auto" style:text-underline-color="font-color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fr" fo:country="FR" style:text-underline-style="none" style:font-size-asian="11pt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fr" fo:country="FR" style:text-underline-style="none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1c82c6" officeooo:paragraph-rsid="001c82c6"/>
    </style:style>
    <style:style style:name="T1" style:family="text">
      <style:text-properties style:font-name="Calibri" fo:font-size="11pt" fo:language="fr" fo:country="FR" style:text-underline-style="none" style:font-size-asian="11pt"/>
    </style:style>
    <style:style style:name="T2" style:family="text">
      <style:text-properties style:font-name="Calibri" fo:font-size="11pt" fo:language="fr" fo:country="FR" style:text-underline-style="none" officeooo:rsid="001c7245" style:font-size-asian="11pt"/>
    </style:style>
    <style:style style:name="T3" style:family="text">
      <style:text-properties style:font-name="Cambria Math" fo:font-size="11pt" fo:language="fr" fo:country="FR" style:text-underline-style="none" style:font-size-asian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fo:min-height="0.076cm" fo:min-width="0.076cm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ie thérorique </text:p>
      <text:p text:style-name="P2"/>
      <text:p text:style-name="P2">1.</text:p>
      <text:p text:style-name="P2"/>
      <text:p text:style-name="P3"><text:s text:c="25"/></text:p>
      <text:p text:style-name="P4"><draw:custom-shape text:anchor-type="paragraph" draw:z-index="0" draw:style-name="gr1" svg:width="0.003cm" svg:height="0.003cm" svg:x="0cm" svg:y="0cm"><text:p/><draw:enhanced-geometry draw:type="non-primitive"/></draw:custom-shape><text:span text:style-name="T1"> <text:s text:c="36"/></text:span><text:span text:style-name="T1"><draw:frame draw:style-name="fr1" draw:name="Image1" text:anchor-type="as-char" svg:width="8.096cm" svg:height="3.069cm" draw:z-index="1"><draw:image xlink:href="Pictures/2000000900001FA000000C320071B4AA.wmf" xlink:type="simple" xlink:show="embed" xlink:actuate="onLoad"/></draw:frame></text:span></text:p>
      <text:p text:style-name="P3"/>
      <text:p text:style-name="P2"/>
      <text:p text:style-name="P2">Soit (S, T) la coupe minimale.</text:p>
      <text:p text:style-name="P1"><text:span text:style-name="T1">Par définition, On appelle coupe S-T de G, un sous-ensemble de sommets D = (S,T) qui partage V en deux ensembles S et T, tel que s </text:span><text:span text:style-name="T3">∈</text:span><text:span text:style-name="T1"> S et t </text:span><text:span text:style-name="T3">∈</text:span><text:span text:style-name="T1"> T . De plus, D est <text:s/>l'ensemble des arêtes séparant S de T.</text:span></text:p>
      <text:p text:style-name="P2">Dans le cas d'une image quelconque, toutes les arêtes d'un sommet T à un sommet S sont reliées à la précédente dont la capacité de l'arrête est infinie.</text:p>
      <text:p text:style-name="P2">Il est donc impossible d'avoir un sommet de T suivi d'un sommet de S car celle ci à une arrête de capacité infinie et donc la capacité max ne pourra jamais être atteinte.</text:p>
      <text:p text:style-name="P2">Par conséquent, on a sur une ligne en premier lieu des sommets de S et ensuite des sommets de T.</text:p>
      <text:p text:style-name="P2">Donc un seul sommet de S suivi immédiatement par un sommet de T.</text:p>
      <text:p text:style-name="P2"/>
      <text:p text:style-name="P2"/>
      <text:p text:style-name="P2">2.</text:p>
      <text:p text:style-name="P3">Si nous prenons le cas où les sommets de S et T n'appartiennent pas au 3 cas proposés , cela voudrait dire qu'il existera toujours un chemin de S à T avec les arêtes transversales.</text:p>
      <text:p text:style-name="P4"><draw:custom-shape text:anchor-type="paragraph" draw:z-index="2" draw:style-name="gr1" svg:width="0.003cm" svg:height="0.003cm" svg:x="0cm" svg:y="0cm"><text:p/><draw:enhanced-geometry draw:type="non-primitive"/></draw:custom-shape><text:span text:style-name="T1"> <text:s text:c="2"/></text:span><text:soft-page-break/><text:span text:style-name="T1"><draw:frame draw:style-name="fr1" draw:name="1" text:anchor-type="as-char" svg:width="16.325cm" svg:height="6.853cm" draw:z-index="3"><draw:image xlink:href="Pictures/2000000900004C9600002412B85E9666.wmf" xlink:type="simple" xlink:show="embed" xlink:actuate="onLoad"/></draw:frame></text:span></text:p>
      <text:p text:style-name="P1"><text:span text:style-name="T1">Si l'on reprend le schéma si dessus, la coupe obtenu nous donne un flot max de 8. Sachant que le flot max de ce graphe est 9 ( on peut faire passer un flot de capacité 1 de l'arête 8 à 6 )on peut donc <text:s/>con</text:span><text:span text:style-name="T2">c</text:span><text:span text:style-name="T1">lure que la coupe obtenu ne sera pas une coupe minimale.</text:span></text:p>
      <text:p text:style-name="P1"/>
      <text:p text:style-name="P1"/>
      <text:p text:style-name="P9"><text:span text:style-name="T1">3.</text:span></text:p>
      <text:p text:style-name="P9"><text:span text:style-name="T1">Traitement en hauteur de l'image.</text:span></text:p>
      <text:p text:style-name="P9"><text:span text:style-name="T1">Il suffit de faire une rotation de 90° à l'image vers la gauche, appliquer le traitement en largeur, puis faire une rotation de 90° à l'image vers la droite.</text:span></text:p>
      <text:p text:style-name="P9"><text:span text:style-name="T1"></text:span></text:p>
      <text:p text:style-name="P9"><text:span text:style-name="T1">4. </text:span></text:p>
      <text:p text:style-name="P9"><text:span text:style-name="T1">Conservation d'un pixel.</text:span></text:p>
      <text:p text:style-name="P9"><text:span text:style-name="T1">Pour le conserver, il suffit de donner un intérêt d'une valeur infini (ici, Integer.MAX_VALUE) afin qu'il n'y ai jamais de saturation.</text:span></text:p>
      <text:p text:style-name="P9"><text:span text:style-name="T1"></text:span></text:p>
      <text:p text:style-name="P9"><text:span text:style-name="T1">5. </text:span></text:p>
      <text:p text:style-name="P9"><text:span text:style-name="T1">Supprimer un pixel.</text:span></text:p>
      <text:p text:style-name="P9"><text:span text:style-name="T1">Pour supprimer absolument un pixel, il suffit de donner un intérêt nul aux pixels que l'on souhaite supprimer, et incrémenter de 1 tous les autres pixels non concerné par ce changement.</text:span></text:p>
      <text:p text:style-name="P9"><text:soft-page-break/><text:span text:style-name="T1"></text:span></text:p>
      <text:p text:style-name="P9"><text:span text:style-name="T1">Pour réaliser les deux étapes là, lorsque nous calculons l'intérêt pour chaque pixel, nous donnons une valeur de 1 à l'intérêt de base, et suivant sa condition (si on doit le conserver, supprimer, ou ne rien faire, respectivement on rend l'intérêt en MAX_VALUE/0/ 1+intérêt de bas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Cambria Math" svg:font-family="'Cambria Math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16:17:23.551909090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2" meta:object-count="0" meta:page-count="3" meta:paragraph-count="27" meta:word-count="381" meta:character-count="2096" meta:non-whitespace-character-count="1654"/>
  </office:meta>
</office:document-meta>
</file>